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lfaxAI" svg:font-family="ColfaxAI, helvetica, sans-serif"/>
    <style:font-face style:name="Courier 10 Pitch" svg:font-family="'Courier 10 Pitch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Consolas, 'Andale Mono', 'DejaVu Sans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oppins" svg:font-family="Poppins, Arial, Helvetica, sans-serif"/>
    <style:font-face style:name="Roboto" svg:font-family="Roboto, 'San Francisco', 'Helvetica Neue', Helvetica, Arial"/>
    <style:font-face style:name="Ubuntu" svg:font-family="Ubuntu, arial, helvetica, sans-serif"/>
    <style:font-face style:name="Ubuntu Mono" svg:font-family="'Ubuntu Mono', Consolas, Monaco, Courier, monospace"/>
    <style:font-face style:name="inherit" svg:font-family="inherit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0211c1" fo:background-color="#ffffff" loext:padding="0cm" loext:border="none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0211c1" fo:background-color="#ffffff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0211c1" fo:background-color="#ffffff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fo:background-color="#ffffff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021724" fo:background-color="#ffffff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033791" fo:background-color="#ffffff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paragraph-rsid="000583d2" fo:background-color="#ffffff" loext:padding="0cm" loext:border="none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orphans="1" fo:widows="2" fo:text-indent="0cm" style:auto-text-indent="false" fo:background-color="transparent"/>
      <style:text-properties fo:font-variant="normal" fo:text-transform="none" fo:color="#2c2d30" loext:opacity="100%" style:font-name="Roboto" fo:font-size="11.25pt" fo:letter-spacing="normal" fo:font-style="normal" fo:font-weight="normal" officeooo:paragraph-rsid="000211c1" fo:background-color="#ffffff" loext:padding="0cm" loext:border="none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orphans="1" fo:widows="2" fo:text-indent="0cm" style:auto-text-indent="false" fo:background-color="transparent"/>
      <style:text-properties fo:font-variant="normal" fo:text-transform="none" fo:color="#2c2d30" loext:opacity="100%" style:font-name="Roboto" fo:font-size="11.25pt" fo:letter-spacing="normal" fo:font-style="normal" fo:font-weight="normal" officeooo:paragraph-rsid="00021724" fo:background-color="#ffffff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rsid="000813c3" officeooo:paragraph-rsid="000813c3" fo:background-color="#ffffff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rsid="000813c3" officeooo:paragraph-rsid="0008e3b0" fo:background-color="#ffffff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style:font-name="Roboto" fo:letter-spacing="normal" fo:font-style="normal" fo:font-weight="normal" officeooo:paragraph-rsid="000813c3"/>
    </style:style>
    <style:style style:name="P13" style:family="paragraph" style:parent-style-name="Preformatted_20_Text">
      <loext:graphic-properties draw:fill="solid" draw:fill-color="#eeeeee" draw:opacity="100%"/>
      <style:paragraph-properties fo:margin-left="0cm" fo:margin-right="0cm" fo:line-height="160%" fo:orphans="2" fo:widows="2" fo:text-indent="0cm" style:auto-text-indent="false" fo:background-color="#eeeeee"/>
      <style:text-properties fo:font-variant="normal" fo:text-transform="none" fo:color="#404040" loext:opacity="100%" style:font-name="Courier 10 Pitch" fo:letter-spacing="normal" fo:font-style="normal" fo:font-weight="normal"/>
    </style:style>
    <style:style style:name="P14" style:family="paragraph" style:parent-style-name="Preformatted_20_Text">
      <loext:graphic-properties draw:fill="solid" draw:fill-color="#eeeeee" draw:opacity="100%"/>
      <style:paragraph-properties fo:margin-top="0cm" fo:margin-bottom="0.499cm" style:contextual-spacing="false" fo:line-height="160%" fo:orphans="2" fo:widows="2" fo:background-color="#eeeeee"/>
      <style:text-properties fo:font-variant="normal" fo:text-transform="none" fo:color="#404040" loext:opacity="100%" style:font-name="Courier 10 Pitch" fo:letter-spacing="normal" fo:font-style="normal" fo:font-weight="normal"/>
    </style:style>
    <style:style style:name="P15" style:family="paragraph" style:parent-style-name="Preformatted_20_Text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16" style:family="paragraph" style:parent-style-name="Preformatted_20_Text">
      <style:paragraph-properties fo:margin-top="0cm" fo:margin-bottom="0.247cm" style:contextual-spacing="false" fo:text-align="start" style:justify-single-word="false" fo:orphans="2" fo:widows="2"/>
    </style:style>
    <style:style style:name="P17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officeooo:paragraph-rsid="00021724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</style:style>
    <style:style style:name="P19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353740" loext:opacity="100%" style:font-name="ColfaxAI" fo:font-size="12pt" fo:letter-spacing="normal" fo:font-style="normal" fo:font-weight="normal" officeooo:paragraph-rsid="000211c1" fo:background-color="#ffffff" loext:padding="0cm" loext:border="none"/>
    </style:style>
    <style:style style:name="P20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353740" loext:opacity="100%" style:font-name="ColfaxAI" fo:font-size="12pt" fo:letter-spacing="normal" fo:font-style="normal" fo:font-weight="normal" officeooo:paragraph-rsid="00021724" fo:background-color="#ffffff" loext:padding="0cm" loext:border="none"/>
    </style:style>
    <style:style style:name="P21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orphans="1" fo:widows="2" fo:text-indent="0cm" style:auto-text-indent="false" style:page-number="auto" fo:background-color="transparent"/>
      <style:text-properties fo:font-variant="normal" fo:text-transform="none" fo:color="#353740" loext:opacity="100%" style:font-name="ColfaxAI" fo:font-size="12pt" fo:letter-spacing="normal" fo:font-style="normal" fo:font-weight="normal" officeooo:paragraph-rsid="00021724" fo:background-color="#ffffff" loext:padding="0cm" loext:border="none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orphans="1" fo:widows="2" fo:text-indent="0cm" style:auto-text-indent="false" fo:background-color="transparent"/>
      <style:text-properties fo:font-variant="normal" fo:text-transform="none" fo:color="#353740" loext:opacity="100%" style:font-name="ColfaxAI" fo:font-size="12pt" fo:letter-spacing="normal" fo:font-style="normal" fo:font-weight="normal" officeooo:paragraph-rsid="000211c1" fo:background-color="#ffffff" loext:padding="0cm" loext:border="none"/>
    </style:style>
    <style:style style:name="P23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353740" loext:opacity="100%" style:font-name="ColfaxAI" fo:font-size="12pt" fo:letter-spacing="normal" fo:font-style="normal" fo:font-weight="normal" officeooo:rsid="00033791" officeooo:paragraph-rsid="00033791" fo:background-color="#ffffff" loext:padding="0cm" loext:border="none"/>
    </style:style>
    <style:style style:name="P24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353740" loext:opacity="100%" style:font-name="ColfaxAI" fo:font-size="12pt" fo:letter-spacing="normal" fo:font-style="normal" fo:font-weight="normal" officeooo:rsid="000583d2" officeooo:paragraph-rsid="00021724" fo:background-color="#ffffff" loext:padding="0cm" loext:border="none"/>
    </style:style>
    <style:style style:name="P25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353740" loext:opacity="100%" style:font-name="ColfaxAI" fo:font-size="12pt" fo:letter-spacing="normal" fo:font-style="normal" fo:font-weight="normal" officeooo:rsid="000755e9" officeooo:paragraph-rsid="00021724" fo:background-color="#ffffff" loext:padding="0cm" loext:border="none"/>
    </style:style>
    <style:style style:name="P26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353740" loext:opacity="100%" style:font-name="ColfaxAI" fo:font-size="12pt" fo:letter-spacing="normal" fo:font-style="normal" fo:font-weight="normal" officeooo:rsid="000813c3" officeooo:paragraph-rsid="000813c3" fo:background-color="#ffffff" loext:padding="0cm" loext:border="none"/>
    </style:style>
    <style:style style:name="P27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353740" loext:opacity="100%" style:font-name="ColfaxAI" fo:font-size="12pt" fo:letter-spacing="normal" fo:font-style="normal" fo:font-weight="normal" officeooo:rsid="000813c3" officeooo:paragraph-rsid="0008e3b0" fo:background-color="#ffffff" loext:padding="0cm" loext:border="none"/>
    </style:style>
    <style:style style:name="P28" style:family="paragraph" style:parent-style-name="Text_20_body">
      <style:paragraph-properties fo:margin-left="0cm" fo:margin-right="0cm" fo:margin-top="0cm" fo:margin-bottom="0cm" style:contextual-spacing="false" fo:orphans="1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 officeooo:rsid="000583d2" officeooo:paragraph-rsid="000583d2" fo:background-color="#ffffff" loext:padding="0cm" loext:border="none"/>
    </style:style>
    <style:style style:name="P29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3f5368" loext:opacity="100%" style:font-name="Roboto" fo:font-size="11.25pt" fo:letter-spacing="normal" fo:font-style="normal" fo:font-weight="normal"/>
    </style:style>
    <style:style style:name="P30" style:family="paragraph" style:parent-style-name="Preformatted_20_Text">
      <loext:graphic-properties draw:fill="solid" draw:fill-color="#eeeeee" draw:opacity="100%"/>
      <style:paragraph-properties fo:margin-top="0cm" fo:margin-bottom="0.499cm" style:contextual-spacing="false" fo:line-height="160%" fo:orphans="2" fo:widows="2" fo:background-color="#eeeeee"/>
      <style:text-properties fo:font-variant="normal" fo:text-transform="none" fo:color="#404040" loext:opacity="100%" style:font-name="Courier 10 Pitch" fo:letter-spacing="normal" fo:font-style="normal" fo:font-weight="normal" officeooo:paragraph-rsid="000e9d1a"/>
    </style:style>
    <style:style style:name="P3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c2d30" loext:opacity="100%" style:font-name="Roboto" fo:font-size="11.25pt" fo:letter-spacing="normal" fo:font-style="normal" fo:font-weight="normal"/>
    </style:style>
    <style:style style:name="T1" style:family="text">
      <style:text-properties fo:font-variant="normal" fo:text-transform="none" fo:color="#353740" loext:opacity="100%" style:font-name="ColfaxAI" fo:font-size="12pt" fo:letter-spacing="normal" fo:font-style="normal" fo:font-weight="normal" officeooo:rsid="000583d2" fo:background-color="#ffffff" loext:char-shading-value="0" loext:padding="0cm" loext:border="none"/>
    </style:style>
    <style:style style:name="T2" style:family="text">
      <style:text-properties fo:font-variant="normal" fo:text-transform="none" fo:color="#353740" loext:opacity="100%" style:font-name="ColfaxAI" fo:font-size="12pt" fo:letter-spacing="normal" fo:font-style="normal" fo:font-weight="normal" officeooo:rsid="000755e9" fo:background-color="#ffffff" loext:char-shading-value="0" loext:padding="0cm" loext:border="none"/>
    </style:style>
    <style:style style:name="T3" style:family="text">
      <style:text-properties fo:font-variant="normal" fo:text-transform="none" fo:color="#353740" loext:opacity="100%" style:font-name="ColfaxAI" fo:font-size="12pt" fo:letter-spacing="normal" fo:font-style="normal" fo:font-weight="normal" officeooo:rsid="000813c3" fo:background-color="#ffffff" loext:char-shading-value="0" loext:padding="0cm" loext:border="none"/>
    </style:style>
    <style:style style:name="T4" style:family="text">
      <style:text-properties fo:font-variant="normal" fo:text-transform="none" fo:color="#111111" loext:opacity="100%" style:font-name="Ubuntu Mono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111111" loext:opacity="100%" style:font-name="Ubuntu Mono" fo:font-size="12pt" fo:letter-spacing="normal" fo:font-style="normal" fo:font-weight="normal" officeooo:rsid="000583d2" loext:padding="0cm" loext:border="none"/>
    </style:style>
    <style:style style:name="T6" style:family="text">
      <style:text-properties fo:font-variant="normal" fo:text-transform="none" fo:color="#111111" loext:opacity="100%" style:font-name="Ubuntu Mono" fo:font-size="12pt" fo:letter-spacing="normal" fo:font-style="normal" fo:font-weight="normal" officeooo:rsid="000755e9" loext:padding="0cm" loext:border="none"/>
    </style:style>
    <style:style style:name="T7" style:family="text">
      <style:text-properties fo:font-variant="normal" fo:text-transform="none" fo:color="#111111" loext:opacity="100%" fo:letter-spacing="normal" loext:padding="0cm" loext:border="none"/>
    </style:style>
    <style:style style:name="T8" style:family="text">
      <style:text-properties fo:font-variant="normal" fo:text-transform="none" fo:color="#111111" loext:opacity="100%" style:font-name="ColfaxAI" fo:font-size="12pt" fo:letter-spacing="normal" fo:font-style="normal" fo:font-weight="normal" officeooo:rsid="000755e9" fo:background-color="#ffffff" loext:char-shading-value="0" loext:padding="0cm" loext:border="none"/>
    </style:style>
    <style:style style:name="T9" style:family="text">
      <style:text-properties fo:font-variant="normal" fo:text-transform="none" fo:color="#404040" loext:opacity="100%" style:font-name="Monaco" fo:font-size="12.75pt" fo:letter-spacing="normal" fo:font-style="normal" fo:font-weight="normal"/>
    </style:style>
    <style:style style:name="T10" style:family="text">
      <style:text-properties fo:font-variant="normal" fo:text-transform="none" fo:color="#404040" loext:opacity="100%" fo:font-size="12.75pt" fo:letter-spacing="normal" fo:font-style="normal" fo:font-weight="normal"/>
    </style:style>
    <style:style style:name="T11" style:family="text">
      <style:text-properties fo:color="#353740" loext:opacity="100%"/>
    </style:style>
    <style:style style:name="T12" style:family="text">
      <style:text-properties fo:color="#353740" loext:opacity="100%" style:font-name="ColfaxAI" fo:font-size="12pt"/>
    </style:style>
    <style:style style:name="T13" style:family="text">
      <style:text-properties fo:color="#353740" loext:opacity="100%" style:font-name="ColfaxAI" fo:font-size="12pt" officeooo:rsid="00021724"/>
    </style:style>
    <style:style style:name="T14" style:family="text">
      <style:text-properties fo:color="#353740" loext:opacity="100%" style:font-name="ColfaxAI" fo:font-size="12pt" officeooo:rsid="00033791"/>
    </style:style>
    <style:style style:name="T15" style:family="text">
      <style:text-properties fo:color="#353740" loext:opacity="100%" style:font-name="ColfaxAI" fo:font-size="12pt" officeooo:rsid="000583d2"/>
    </style:style>
    <style:style style:name="T16" style:family="text">
      <style:text-properties fo:color="#353740" loext:opacity="100%" style:font-name="ColfaxAI" fo:font-size="12pt" officeooo:rsid="000755e9"/>
    </style:style>
    <style:style style:name="T17" style:family="text">
      <style:text-properties fo:color="#353740" loext:opacity="100%" style:font-name="ColfaxAI" fo:font-size="12pt" officeooo:rsid="0008e3b0"/>
    </style:style>
    <style:style style:name="T18" style:family="text">
      <style:text-properties fo:color="#353740" loext:opacity="100%" style:font-name="ColfaxAI" fo:font-size="12pt" officeooo:rsid="000a50a6"/>
    </style:style>
    <style:style style:name="T19" style:family="text">
      <style:text-properties fo:color="#353740" loext:opacity="100%" style:font-name="ColfaxAI" fo:font-size="12pt" officeooo:rsid="000813c3" fo:background-color="#ffffff" loext:char-shading-value="0" loext:padding="0cm" loext:border="none"/>
    </style:style>
    <style:style style:name="T20" style:family="text">
      <style:text-properties officeooo:rsid="00021724"/>
    </style:style>
    <style:style style:name="T21" style:family="text">
      <style:text-properties officeooo:rsid="0003ca6c"/>
    </style:style>
    <style:style style:name="T22" style:family="text">
      <style:text-properties fo:color="#111111" loext:opacity="100%" style:font-name="Ubuntu Mono" fo:font-size="12pt"/>
    </style:style>
    <style:style style:name="T23" style:family="text">
      <style:text-properties fo:color="#404040" loext:opacity="100%" style:font-name="Monaco" fo:font-size="12.75pt"/>
    </style:style>
    <style:style style:name="T24" style:family="text">
      <style:text-properties fo:color="#404040" loext:opacity="100%" style:font-name="Ubuntu" fo:font-size="12.75pt"/>
    </style:style>
    <style:style style:name="T25" style:family="text">
      <style:text-properties fo:color="#404040" loext:opacity="100%" style:font-name="Ubuntu" fo:font-size="12.75pt" officeooo:rsid="000b634d"/>
    </style:style>
    <style:style style:name="T26" style:family="text">
      <style:text-properties officeooo:rsid="000e9d1a"/>
    </style:style>
    <style:style style:name="Sect1" style:family="section">
      <style:section-properties fo:margin-left="0.011cm" fo:margin-right="-0.508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3">Урок 6. Запуск стека для веб-приложения</text:h>
      <text:section text:style-name="Sect1" text:name="main-content-wrapper__scrollable-container">
        <text:p text:style-name="P3">Задание:<text:line-break/>* Установить Nginx и настроить его на работу с PHP-FPM.</text:p>
        <text:p text:style-name="P3">* Установить Apache. Настроить обработку PHP. Добиться одновременной работы с Nginx.<text:line-break/>* Настроить схему обратного прокси для Nginx (динамика - на Apache).<text:line-break/>* Установить MySQL. Создать новую базу данных и таблицу в ней.<text:line-break/>* * Установить пакет phpmyadmin и запустить его веб-интерфейс для управления MySQL.<text:line-break/>* * Настроить схему балансировки трафика между несколькими серверами Apache на стороне Nginx с помощью модуля ngx_http_upstream_module.</text:p>
        <text:p text:style-name="P4">ИЛИ установить и настроить WORDPRESS</text:p>
      </text:section>
      <text:p text:style-name="P31"/>
      <text:p text:style-name="P31"/>
      <text:p text:style-name="P2">* Установить Nginx и настроить его на работу с PHP-FPM.</text:p>
      <text:p text:style-name="P3"/>
      <text:p text:style-name="P3"><text:span text:style-name="T12"><text:tab/>Для</text:span><text:span text:style-name="T11"> </text:span><text:span text:style-name="T12">установки</text:span><text:span text:style-name="T11"> </text:span><text:span text:style-name="T12">Nginx</text:span><text:span text:style-name="T11"> </text:span><text:span text:style-name="T12">и</text:span><text:span text:style-name="T11"> </text:span><text:span text:style-name="T12">настройки</text:span><text:span text:style-name="T11"> </text:span><text:span text:style-name="T12">его</text:span><text:span text:style-name="T11"> </text:span><text:span text:style-name="T12">на</text:span><text:span text:style-name="T11"> </text:span><text:span text:style-name="T12">работу</text:span><text:span text:style-name="T11"> </text:span><text:span text:style-name="T12">с</text:span><text:span text:style-name="T11"> </text:span><text:span text:style-name="T12">PHP-FPM</text:span><text:span text:style-name="T11"> <text:tab/></text:span><text:span text:style-name="T12">необходимо</text:span><text:span text:style-name="T11"> </text:span><text:span text:style-name="T12">выполнить</text:span><text:span text:style-name="T11"> </text:span><text:span text:style-name="T12">следующие</text:span><text:span text:style-name="T11"> </text:span><text:span text:style-name="T12">шаги:</text:span><text:span text:style-name="T11"> </text:span></text:p>
      <text:p text:style-name="P3"/>
      <text:p text:style-name="P3"><text:span text:style-name="T12"><text:tab/>1.</text:span><text:span text:style-name="T11"> </text:span><text:span text:style-name="T12">Установит</text:span><text:span text:style-name="T13">ь</text:span><text:span text:style-name="T11"> </text:span><text:span text:style-name="T12">Nginx,</text:span><text:span text:style-name="T11"> </text:span><text:span text:style-name="T12">используя</text:span><text:span text:style-name="T11"> </text:span><text:span text:style-name="T12">установочный</text:span><text:span text:style-name="T11"> </text:span><text:span text:style-name="T12">пакет</text:span><text:span text:style-name="T11"> </text:span><text:span text:style-name="T12">или</text:span><text:span text:style-name="T11"> </text:span><text:span text:style-name="T12">исходные</text:span><text:span text:style-name="T11"> <text:tab/></text:span><text:span text:style-name="T12">коды.</text:span></text:p>
      <text:p text:style-name="P19"/>
      <text:p text:style-name="P3"><text:tab/><text:tab/>Установи<text:span text:style-name="T20">м</text:span> пакеты, необходимые для подключения apt-<text:tab/><text:tab/><text:tab/><text:tab/>репозитория:</text:p>
      <text:p text:style-name="P3"><text:tab/><text:tab/>sudo apt install curl gnupg2 ca-certificates lsb-release ubuntu-keyring</text:p>
      <text:p text:style-name="P5"><text:tab/><text:tab/></text:p>
      <text:p text:style-name="P5"><text:tab/><text:tab/>Теперь нужно импортировать официальный ключ, используемый <text:tab/><text:tab/>apt для проверки подлинности пакетов. Скача<text:span text:style-name="T20">ем</text:span> ключ:</text:p>
      <text:p text:style-name="P3"/>
      <text:p text:style-name="P3"><text:tab/><text:tab/>curl https://nginx.org/keys/nginx_signing.key | gpg --dearmor \</text:p>
      <text:p text:style-name="P3"><text:s text:c="4"/><text:tab/><text:tab/>| sudo tee /usr/share/keyrings/nginx-archive-keyring.gpg &gt;/dev/null</text:p>
      <text:p text:style-name="P3"/>
      <text:p text:style-name="P3"><text:tab/><text:tab/>Провер<text:span text:style-name="T20">им</text:span>, верный ли ключ был загружен:</text:p>
      <text:p text:style-name="P3"><text:tab/><text:tab/>gpg --dry-run --quiet --no-keyring --import --import-options import-<text:tab/><text:tab/><text:tab/>show /usr/share/keyrings/nginx-archive-keyring.gpg</text:p>
      <text:p text:style-name="P3"/>
      <text:p text:style-name="P3"><text:tab/><text:tab/>Вывод команды должен содержать полный отпечаток ключа <text:tab/><text:tab/><text:tab/>573BFD6B3D8FBC641079A6ABABF5BD827BD9BF62:</text:p>
      <text:p text:style-name="P3"><text:tab/><text:tab/><text:tab/>pub <text:s text:c="2"/>rsa2048 2011-08-19 [SC] [expires: 2024-06-14]</text:p>
      <text:p text:style-name="P3"><text:s text:c="6"/><text:tab/><text:tab/><text:tab/>573BFD6B3D8FBC641079A6ABABF5BD827BD9BF62</text:p>
      <text:p text:style-name="P3"><text:tab/><text:tab/><text:tab/>uid nginx signing key &lt;signing-key@nginx.com&gt;</text:p>
      <text:p text:style-name="P3"><text:tab/><text:tab/>Если отпечаток отличается от вышеуказанного, удали<text:span text:style-name="T20">м</text:span> файл <text:tab/><text:tab/><text:tab/>ключа.</text:p>
      <text:p text:style-name="P3"/>
      <text:p text:style-name="P3"><text:tab/><text:tab/>Для подключения apt-репозитория для стабильной версии nginx, <text:tab/><text:tab/>выполни<text:span text:style-name="T20">м</text:span> следующую команду:</text:p>
      <text:p text:style-name="P3"/>
      <text:p text:style-name="P3"><text:tab/><text:tab/><text:tab/>echo "deb [signed-by=/usr/share/keyrings/nginx-archive-<text:tab/><text:tab/><text:tab/><text:tab/>keyring.gpg] \</text:p>
      <text:p text:style-name="P3"><text:soft-page-break/><text:tab/><text:tab/><text:tab/>http://nginx.org/packages/ubuntu `lsb_release -cs` nginx" \</text:p>
      <text:p text:style-name="P3"><text:s text:c="4"/><text:tab/><text:tab/><text:tab/>| sudo tee /etc/apt/sources.list.d/nginx.list</text:p>
      <text:p text:style-name="P3"><text:tab/><text:tab/></text:p>
      <text:p text:style-name="P3"><text:tab/><text:tab/>Чтобы установить nginx, выполни<text:span text:style-name="T20">м</text:span> следующие команды:</text:p>
      <text:p text:style-name="P3"><text:tab/><text:tab/><text:tab/>sudo apt update</text:p>
      <text:p text:style-name="P3"><text:tab/><text:tab/><text:tab/>sudo apt install nginx</text:p>
      <text:p text:style-name="P3"/>
      <text:p text:style-name="P3"><text:tab/><text:tab/><text:span text:style-name="T21">Установим модуль php:</text:span></text:p>
      <text:p text:style-name="P3"><text:tab/><text:tab/><text:tab/><text:span text:style-name="T21">sudo apt install php7.2</text:span></text:p>
      <text:p text:style-name="P3"/>
      <text:p text:style-name="P7"><text:tab/><text:tab/></text:p>
      <text:p text:style-name="P7"><text:tab/><text:tab/>* Установить Apache. Настроить обработку PHP. Добиться <text:tab/><text:tab/><text:tab/><text:tab/>одновременной работы с Nginx.</text:p>
      <text:p text:style-name="P28"><text:tab/><text:tab/>Установим модули Apache для корректной установки и работы <text:tab/><text:tab/><text:tab/>Wordpress</text:p>
      <text:p text:style-name="P1"><text:span text:style-name="Source_20_Text"><text:span text:style-name="T22"><text:tab/><text:tab/><text:tab/>sudo apt update</text:span></text:span></text:p>
      <text:p text:style-name="P16"><text:span text:style-name="Source_20_Text"><text:span text:style-name="T4"><text:tab/><text:tab/><text:tab/>sudo apt install apache2 \</text:span></text:span></text:p>
      <text:p text:style-name="P16"><text:span text:style-name="Source_20_Text"><text:span text:style-name="T7"><text:s text:c="17"/><text:tab/><text:tab/><text:tab/><text:tab/></text:span></text:span><text:span text:style-name="Source_20_Text"><text:span text:style-name="T4">ghostscript \</text:span></text:span></text:p>
      <text:p text:style-name="P16"><text:span text:style-name="Source_20_Text"><text:span text:style-name="T7"><text:s text:c="17"/><text:tab/><text:tab/><text:tab/><text:tab/></text:span></text:span><text:span text:style-name="Source_20_Text"><text:span text:style-name="T4">libapache2-mod-php \</text:span></text:span></text:p>
      <text:p text:style-name="P16"><text:span text:style-name="Source_20_Text"><text:span text:style-name="T7"><text:s text:c="17"/><text:tab/><text:tab/><text:tab/><text:tab/></text:span></text:span><text:span text:style-name="Source_20_Text"><text:span text:style-name="T4">mysql-server \</text:span></text:span></text:p>
      <text:p text:style-name="P16"><text:span text:style-name="Source_20_Text"><text:span text:style-name="T7"><text:s text:c="17"/><text:tab/><text:tab/><text:tab/><text:tab/></text:span></text:span><text:span text:style-name="Source_20_Text"><text:span text:style-name="T4">php \</text:span></text:span></text:p>
      <text:p text:style-name="P16"><text:span text:style-name="Source_20_Text"><text:span text:style-name="T7"><text:s text:c="17"/><text:tab/><text:tab/><text:tab/><text:tab/></text:span></text:span><text:span text:style-name="Source_20_Text"><text:span text:style-name="T4">php-bcmath \</text:span></text:span></text:p>
      <text:p text:style-name="P16"><text:span text:style-name="Source_20_Text"><text:span text:style-name="T7"><text:s text:c="17"/><text:tab/><text:tab/><text:tab/><text:tab/></text:span></text:span><text:span text:style-name="Source_20_Text"><text:span text:style-name="T4">php-curl \</text:span></text:span></text:p>
      <text:p text:style-name="P16"><text:span text:style-name="Source_20_Text"><text:span text:style-name="T7"><text:s text:c="17"/><text:tab/><text:tab/><text:tab/><text:tab/></text:span></text:span><text:span text:style-name="Source_20_Text"><text:span text:style-name="T4">php-imagick \</text:span></text:span></text:p>
      <text:p text:style-name="P16"><text:span text:style-name="Source_20_Text"><text:span text:style-name="T7"><text:s text:c="17"/><text:tab/><text:tab/><text:tab/><text:tab/></text:span></text:span><text:span text:style-name="Source_20_Text"><text:span text:style-name="T4">php-intl \</text:span></text:span></text:p>
      <text:p text:style-name="P16"><text:span text:style-name="Source_20_Text"><text:span text:style-name="T7"><text:s text:c="17"/><text:tab/><text:tab/><text:tab/><text:tab/></text:span></text:span><text:span text:style-name="Source_20_Text"><text:span text:style-name="T4">php-json \</text:span></text:span></text:p>
      <text:p text:style-name="P16"><text:span text:style-name="Source_20_Text"><text:span text:style-name="T7"><text:s text:c="17"/><text:tab/><text:tab/><text:tab/><text:tab/></text:span></text:span><text:span text:style-name="Source_20_Text"><text:span text:style-name="T4">php-mbstring \</text:span></text:span></text:p>
      <text:p text:style-name="P16"><text:span text:style-name="Source_20_Text"><text:span text:style-name="T7"><text:s text:c="17"/><text:tab/><text:tab/><text:tab/><text:tab/></text:span></text:span><text:span text:style-name="Source_20_Text"><text:span text:style-name="T4">php-mysql \</text:span></text:span></text:p>
      <text:p text:style-name="P16"><text:span text:style-name="Source_20_Text"><text:span text:style-name="T7"><text:s text:c="17"/><text:tab/><text:tab/><text:tab/><text:tab/></text:span></text:span><text:span text:style-name="Source_20_Text"><text:span text:style-name="T4">php-xml \</text:span></text:span></text:p>
      <text:p text:style-name="P16"><text:span text:style-name="Source_20_Text"><text:span text:style-name="T7"><text:s text:c="17"/><text:tab/><text:tab/><text:tab/><text:tab/></text:span></text:span><text:span text:style-name="Source_20_Text"><text:span text:style-name="T4">php-zip</text:span></text:span></text:p>
      <text:p text:style-name="P3"/>
      <text:p text:style-name="P3"/>
      <text:p text:style-name="P5"><text:span text:style-name="T12"><text:tab/>2.</text:span><text:span text:style-name="T11"> </text:span><text:span text:style-name="T12">После</text:span><text:span text:style-name="T11"> </text:span><text:span text:style-name="T12">установки</text:span><text:span text:style-name="T11"> </text:span><text:span text:style-name="T12">необходимо</text:span><text:span text:style-name="T11"> </text:span><text:span text:style-name="T12">настроить</text:span><text:span text:style-name="T11"> </text:span><text:span text:style-name="T12">конфигурационный</text:span><text:span text:style-name="T11"> </text:span><text:span text:style-name="T12">файл</text:span><text:span text:style-name="T11"> <text:tab/></text:span><text:span text:style-name="T12">Nginx.</text:span></text:p>
      <text:p text:style-name="P6"><text:span text:style-name="T12"><text:tab/>Для</text:span><text:span text:style-name="T11"> </text:span><text:span text:style-name="T12">этого</text:span><text:span text:style-name="T11"> </text:span><text:span text:style-name="T12">откро</text:span><text:span text:style-name="T13">ем</text:span><text:span text:style-name="T11"> </text:span><text:span text:style-name="T12">файл</text:span><text:span text:style-name="T11"> </text:span><text:span text:style-name="T12">nginx.conf</text:span><text:span text:style-name="T11"> </text:span><text:span text:style-name="T12">и</text:span><text:span text:style-name="T11"> </text:span><text:span text:style-name="T12">добав</text:span><text:span text:style-name="T13">им</text:span><text:span text:style-name="T11"> </text:span><text:span text:style-name="T12">следующие</text:span><text:span text:style-name="T11"> </text:span><text:span text:style-name="T12">директивы:</text:span></text:p>
      <text:p text:style-name="P6"><text:span text:style-name="T12"><text:tab/><text:tab/></text:span><text:span text:style-name="T14">vim nginx.conf</text:span></text:p>
      <text:p text:style-name="P23"><text:tab/><text:tab/>Вставляем туда:</text:p>
      <text:p text:style-name="P6"><text:span text:style-name="T11"><text:s/><text:tab/><text:tab/></text:span><text:span text:style-name="T12">location</text:span><text:span text:style-name="T11"> </text:span><text:span text:style-name="T12">~</text:span><text:span text:style-name="T11"> </text:span><text:span text:style-name="T12">\.php$</text:span><text:span text:style-name="T11"> </text:span><text:span text:style-name="T12">{</text:span><text:span text:style-name="T11"> </text:span><text:span text:style-name="T12">include</text:span><text:span text:style-name="T11"> </text:span><text:span text:style-name="T12">snippets/fastcgi-php.conf;</text:span><text:span text:style-name="T11"> </text:span><text:span text:style-name="T12">fastcgi_pass</text:span><text:span text:style-name="T11"> <text:tab/><text:tab/></text:span><text:span text:style-name="T12">unix:/run/php/php7.2-fpm.sock;</text:span><text:span text:style-name="T11"> </text:span><text:span text:style-name="T12">}</text:span></text:p>
      <text:p text:style-name="P6"><text:span text:style-name="T12"><text:tab/><text:tab/></text:span><text:span text:style-name="T14">Нажимаем Esc для выхода из режима редактирования, затем <text:tab/><text:tab/>набираем команду :wq и Enter для сохранения файла <text:tab/><text:tab/><text:tab/><text:tab/>конфгурации.</text:span></text:p>
      <text:p text:style-name="P21"><text:tab/></text:p>
      <text:p text:style-name="P9"><text:span text:style-name="T12"><text:tab/>3.</text:span><text:span text:style-name="T11"> </text:span><text:span text:style-name="T12">Настро</text:span><text:span text:style-name="T13">им</text:span><text:span text:style-name="T11"> </text:span><text:span text:style-name="T12">PHP-FPM</text:span><text:span text:style-name="T11"> </text:span><text:span text:style-name="T12">для</text:span><text:span text:style-name="T11"> </text:span><text:span text:style-name="T12">использования</text:span><text:span text:style-name="T11"> </text:span><text:span text:style-name="T12">с</text:span><text:span text:style-name="T11"> </text:span><text:span text:style-name="T12">Nginx.</text:span><text:span text:style-name="T11"> </text:span><text:span text:style-name="T12">Для</text:span><text:span text:style-name="T11"> </text:span><text:span text:style-name="T12">этого</text:span><text:span text:style-name="T11"> </text:span><text:span text:style-name="T12">откро</text:span><text:span text:style-name="T13">ем</text:span><text:span text:style-name="T11"> <text:tab/></text:span><text:span text:style-name="T12">php- <text:tab/>fpm.conf</text:span><text:span text:style-name="T11"> </text:span><text:span text:style-name="T12">и</text:span><text:span text:style-name="T11"> </text:span><text:span text:style-name="T12">добавьте</text:span><text:span text:style-name="T11"> </text:span><text:span text:style-name="T12">следующие</text:span><text:span text:style-name="T11"> </text:span><text:span text:style-name="T12">директивы:</text:span></text:p>
      <text:p text:style-name="P8"><text:soft-page-break/><text:span text:style-name="T12"><text:tab/><text:tab/>listen</text:span><text:span text:style-name="T11"> </text:span><text:span text:style-name="T12">=</text:span><text:span text:style-name="T11"> </text:span><text:span text:style-name="T12">/run/php/php7.2-fpm.sock</text:span><text:span text:style-name="T11"> <text:tab/></text:span><text:span text:style-name="T12">listen.mode</text:span><text:span text:style-name="T11"> </text:span><text:span text:style-name="T12">=</text:span><text:span text:style-name="T11"> </text:span><text:span text:style-name="T12">0666</text:span></text:p>
      <text:p text:style-name="P22"/>
      <text:p text:style-name="P3"><text:span text:style-name="T12"><text:tab/>4.</text:span><text:span text:style-name="T11"> </text:span><text:span text:style-name="T12">Перезапусти</text:span><text:span text:style-name="T13">м</text:span><text:span text:style-name="T11"> </text:span><text:span text:style-name="T12">Nginx</text:span><text:span text:style-name="T11"> </text:span><text:span text:style-name="T12">и</text:span><text:span text:style-name="T11"> </text:span><text:span text:style-name="T12">PHP-FPM</text:span><text:span text:style-name="T11"> </text:span><text:span text:style-name="T12">для</text:span><text:span text:style-name="T11"> </text:span><text:span text:style-name="T12">применения</text:span><text:span text:style-name="T11"> </text:span><text:span text:style-name="T12">изменений.</text:span></text:p>
      <text:p text:style-name="P19"/>
      <text:p text:style-name="P5"><text:span text:style-name="T12"><text:tab/>5.</text:span><text:span text:style-name="T11"> </text:span><text:span text:style-name="T12">Провер</text:span><text:span text:style-name="T13">им</text:span><text:span text:style-name="T11"> </text:span><text:span text:style-name="T12">доступность</text:span><text:span text:style-name="T11"> </text:span><text:span text:style-name="T12">PHP</text:span><text:span text:style-name="T11"> </text:span><text:span text:style-name="T12">из</text:span><text:span text:style-name="T11"> </text:span><text:span text:style-name="T12">Nginx</text:span><text:span text:style-name="T11"> </text:span><text:span text:style-name="T12">на</text:span><text:span text:style-name="T11"> </text:span><text:span text:style-name="T12">локальной</text:span><text:span text:style-name="T11"> </text:span><text:span text:style-name="T12">машине,</text:span><text:span text:style-name="T11"> </text:span><text:span text:style-name="T12">создав</text:span><text:span text:style-name="T11"> <text:tab/></text:span><text:span text:style-name="T12">файл</text:span><text:span text:style-name="T11"> </text:span><text:span text:style-name="T12">test.php</text:span><text:span text:style-name="T11"> </text:span><text:span text:style-name="T12">в</text:span><text:span text:style-name="T11"> </text:span><text:span text:style-name="T12">домашней</text:span><text:span text:style-name="T11"> </text:span><text:span text:style-name="T12">директории</text:span><text:span text:style-name="T11"> </text:span><text:span text:style-name="T12">с</text:span><text:span text:style-name="T11"> </text:span><text:span text:style-name="T12">содержимым:</text:span></text:p>
      <text:p text:style-name="P5"><text:span text:style-name="T12"><text:tab/><text:tab/>&lt;?php</text:span><text:span text:style-name="T11"> </text:span><text:span text:style-name="T12">phpinfo();</text:span><text:span text:style-name="T11"> </text:span><text:span text:style-name="T12">?&gt;</text:span><text:span text:style-name="T11"> </text:span></text:p>
      <text:p text:style-name="P5"/>
      <text:p text:style-name="P5"><text:span text:style-name="T12"><text:tab/>Затем</text:span><text:span text:style-name="T11"> </text:span><text:span text:style-name="T12">откройте</text:span><text:span text:style-name="T11"> </text:span><text:span text:style-name="T12">этот</text:span><text:span text:style-name="T11"> </text:span><text:span text:style-name="T12">файл</text:span><text:span text:style-name="T11"> </text:span><text:span text:style-name="T12">в</text:span><text:span text:style-name="T11"> </text:span><text:span text:style-name="T12">браузере</text:span><text:span text:style-name="T11"> </text:span><text:span text:style-name="T12">и</text:span><text:span text:style-name="T11"> </text:span><text:span text:style-name="T12">убедитесь,</text:span><text:span text:style-name="T11"> </text:span><text:span text:style-name="T12">что</text:span><text:span text:style-name="T11"> </text:span><text:span text:style-name="T12">все</text:span><text:span text:style-name="T11"> </text:span><text:span text:style-name="T12">работает</text:span><text:span text:style-name="T11"> <text:tab/></text:span><text:span text:style-name="T12">правильно.</text:span></text:p>
      <text:p text:style-name="P20"/>
      <text:p text:style-name="P5"><text:span text:style-name="T12"><text:tab/></text:span><text:span text:style-name="T15">Установим Wordpress</text:span></text:p>
      <text:p text:style-name="P17"><text:span text:style-name="T1"><text:tab/><text:tab/></text:span><text:span text:style-name="Source_20_Text"><text:span text:style-name="T5">sudo mkdir -p /srv/www</text:span></text:span></text:p>
      <text:p text:style-name="P16"><text:span text:style-name="Source_20_Text"><text:span text:style-name="T4"><text:tab/><text:tab/>sudo chown www-data: /srv/www</text:span></text:span></text:p>
      <text:p text:style-name="P16"><text:span text:style-name="Source_20_Text"><text:span text:style-name="T4"><text:tab/><text:tab/>curl https://wordpress.org/latest.tar.gz | sudo -u www-data tar zx - <text:tab/><text:tab/>C /srv/www</text:span></text:span></text:p>
      <text:p text:style-name="P24"/>
      <text:p text:style-name="P17"><text:span text:style-name="T1"><text:tab/></text:span><text:span text:style-name="T8">Создадим сайт Apache для Wordpress <text:tab/></text:span><text:span text:style-name="Source_20_Text"><text:span text:style-name="T5">/etc/apache2/sites-available/wordpress.conf </text:span></text:span><text:span text:style-name="Source_20_Text"><text:span text:style-name="T6">с помощью следующих строк:</text:span></text:span></text:p>
      <text:p text:style-name="P15"><text:span text:style-name="Source_20_Text"><text:span text:style-name="T4"><text:tab/><text:tab/>&lt;VirtualHost *:80&gt;</text:span></text:span></text:p>
      <text:p text:style-name="P16"><text:span text:style-name="Source_20_Text"><text:span text:style-name="T7"><text:s text:c="4"/><text:tab/><text:tab/></text:span></text:span><text:span text:style-name="Source_20_Text"><text:span text:style-name="T4">DocumentRoot /srv/www/wordpress</text:span></text:span></text:p>
      <text:p text:style-name="P16"><text:span text:style-name="Source_20_Text"><text:span text:style-name="T7"><text:s text:c="4"/><text:tab/><text:tab/><text:tab/></text:span></text:span><text:span text:style-name="Source_20_Text"><text:span text:style-name="T4">&lt;Directory /srv/www/wordpress&gt;</text:span></text:span></text:p>
      <text:p text:style-name="P16"><text:span text:style-name="Source_20_Text"><text:span text:style-name="T7"><text:s text:c="8"/><text:tab/><text:tab/><text:tab/></text:span></text:span><text:span text:style-name="Source_20_Text"><text:span text:style-name="T4">Options FollowSymLinks</text:span></text:span></text:p>
      <text:p text:style-name="P16"><text:span text:style-name="Source_20_Text"><text:span text:style-name="T7"><text:s text:c="8"/><text:tab/><text:tab/><text:tab/></text:span></text:span><text:span text:style-name="Source_20_Text"><text:span text:style-name="T4">AllowOverride Limit Options FileInfo</text:span></text:span></text:p>
      <text:p text:style-name="P16"><text:span text:style-name="Source_20_Text"><text:span text:style-name="T7"><text:s text:c="8"/><text:tab/><text:tab/><text:tab/></text:span></text:span><text:span text:style-name="Source_20_Text"><text:span text:style-name="T4">DirectoryIndex index.php</text:span></text:span></text:p>
      <text:p text:style-name="P16"><text:span text:style-name="Source_20_Text"><text:span text:style-name="T7"><text:s text:c="8"/><text:tab/><text:tab/><text:tab/></text:span></text:span><text:span text:style-name="Source_20_Text"><text:span text:style-name="T4">Require all granted</text:span></text:span></text:p>
      <text:p text:style-name="P16"><text:span text:style-name="Source_20_Text"><text:span text:style-name="T7"><text:s text:c="4"/><text:tab/><text:tab/><text:tab/></text:span></text:span><text:span text:style-name="Source_20_Text"><text:span text:style-name="T4">&lt;/Directory&gt;</text:span></text:span></text:p>
      <text:p text:style-name="P16"><text:span text:style-name="Source_20_Text"><text:span text:style-name="T7"><text:s text:c="4"/><text:tab/><text:tab/><text:tab/></text:span></text:span><text:span text:style-name="Source_20_Text"><text:span text:style-name="T4">&lt;Directory /srv/www/wordpress/wp-content&gt;</text:span></text:span></text:p>
      <text:p text:style-name="P16"><text:span text:style-name="Source_20_Text"><text:span text:style-name="T7"><text:s text:c="7"/><text:tab/><text:tab/><text:tab/></text:span></text:span><text:span text:style-name="Source_20_Text"><text:span text:style-name="T4">Options FollowSymLinks</text:span></text:span></text:p>
      <text:p text:style-name="P16"><text:span text:style-name="Source_20_Text"><text:span text:style-name="T7"><text:s text:c="8"/><text:tab/><text:tab/><text:tab/></text:span></text:span><text:span text:style-name="Source_20_Text"><text:span text:style-name="T4">Require all granted</text:span></text:span></text:p>
      <text:p text:style-name="P16"><text:span text:style-name="Source_20_Text"><text:span text:style-name="T7"><text:s text:c="4"/><text:tab/><text:tab/><text:tab/></text:span></text:span><text:span text:style-name="Source_20_Text"><text:span text:style-name="T4">&lt;/Directory&gt;</text:span></text:span></text:p>
      <text:p text:style-name="P16"><text:span text:style-name="Source_20_Text"><text:span text:style-name="T4"><text:tab/><text:tab/>&lt;/VirtualHost&gt;</text:span></text:span></text:p>
      <text:p text:style-name="P24"/>
      <text:p text:style-name="P5"><text:span text:style-name="T15"><text:tab/></text:span><text:span text:style-name="T16">Включим сайт:</text:span></text:p>
      <text:p text:style-name="P17"><text:span text:style-name="T2"><text:tab/><text:tab/></text:span><text:span text:style-name="Source_20_Text"><text:span text:style-name="T6">sudo a2ensite wordpress</text:span></text:span></text:p>
      <text:p text:style-name="P25"/>
      <text:p text:style-name="P25"><text:tab/>Включим перезапись URL:</text:p>
      <text:p text:style-name="P17"><text:span text:style-name="T2"><text:tab/><text:tab/></text:span><text:span text:style-name="Source_20_Text"><text:span text:style-name="T6">sudo a2enmod rewrite</text:span></text:span></text:p>
      <text:p text:style-name="P25"/>
      <text:p text:style-name="P25"><text:tab/>Отключим сайт по-умолчанию:</text:p>
      <text:p text:style-name="P17"><text:span text:style-name="T2"><text:tab/><text:tab/></text:span><text:span text:style-name="Source_20_Text"><text:span text:style-name="T6">sudo a2dissite 000-default</text:span></text:span></text:p>
      <text:p text:style-name="P25"/>
      <text:p text:style-name="P10"><text:span text:style-name="T16">Д</text:span><text:span text:style-name="T12">алее я запутался с Апачем и решил настроить сайт на nginx:</text:span></text:p>
      <text:p text:style-name="P26"><text:soft-page-break/></text:p>
      <text:p text:style-name="P26"><text:tab/>Установим MariaDB базу данных:</text:p>
      <text:p text:style-name="P18"><text:span text:style-name="Source_20_Text"><text:span text:style-name="T3"><text:tab/><text:tab/></text:span></text:span><text:span text:style-name="Source_20_Text"><text:span text:style-name="T10">sudo apt-get install mariadb-server mariadb-client</text:span></text:span></text:p>
      <text:p text:style-name="P18"><text:span text:style-name="Source_20_Text"><text:span text:style-name="T9"/></text:span></text:p>
      <text:p text:style-name="P18"><text:tab/>После установки MariaDB следующие команды можно использовать для остановки , <text:tab/>запуска и включения службы MariaDB, чтобы она всегда запускалась при загрузке <text:tab/>сервера:</text:p>
      <text:p text:style-name="P18"><text:tab/><text:tab/>sudo systemctl stop mariadb.service</text:p>
      <text:p text:style-name="P18"><text:tab/><text:tab/>sudo systemctl start mariadb.service</text:p>
      <text:p text:style-name="P18"><text:tab/><text:tab/>sudo systemctl enable mariadb.service</text:p>
      <text:p text:style-name="P26"/>
      <text:p text:style-name="P26"><text:tab/>Затем запустим приведенные ниже команды, чтобы защитить <text:tab/>сервер базы данных паролем root, если не было предложено <text:tab/>сделать это во время установки.</text:p>
      <text:p text:style-name="P26"><text:tab/><text:tab/>sudo mysql_secure_installation</text:p>
      <text:p text:style-name="P10"/>
      <text:p text:style-name="P11"><text:span text:style-name="T12"><text:tab/>Чтобы проверить и убедиться, что MariaDB установлена и работает, <text:tab/>войд</text:span><text:span text:style-name="T17">ём</text:span><text:span text:style-name="T12"> в консоль базы данных, используя следующие команды:</text:span></text:p>
      <text:p text:style-name="P27"><text:tab/><text:tab/>sudo mysql -u root -p</text:p>
      <text:p text:style-name="P26"/>
      <text:p text:style-name="P10"><text:span text:style-name="T12"><text:tab/>Войд</text:span><text:span text:style-name="T18">ём</text:span><text:span text:style-name="T12"> в консоль базы данных MariaDB, используя следующие <text:tab/>команды:</text:span></text:p>
      <text:p text:style-name="P26"><text:tab/><text:tab/>sudo mysql -u root -p</text:p>
      <text:p text:style-name="P26"/>
      <text:p text:style-name="P10"><text:span text:style-name="T12"><text:tab/>Затем созда</text:span><text:span text:style-name="T18">дим</text:span><text:span text:style-name="T12"> базу данных с именем wpdb</text:span></text:p>
      <text:p text:style-name="P26"><text:tab/><text:tab/>CREATE DATABASE wpdb;</text:p>
      <text:p text:style-name="P26"/>
      <text:p text:style-name="P10"><text:span text:style-name="T12"><text:tab/>Cозда</text:span><text:span text:style-name="T18">дим</text:span><text:span text:style-name="T12"> пользователя базы данных с именем wpdbuser и <text:tab/>установи</text:span><text:span text:style-name="T18">м</text:span><text:span text:style-name="T12"> пароль</text:span></text:p>
      <text:p text:style-name="P26"><text:tab/><text:tab/>CREATE USER 'wpdbuser'@'localhost' IDENTIFIED BY <text:tab/><text:tab/><text:tab/><text:tab/><text:tab/>'new_password_here';</text:p>
      <text:p text:style-name="P26"/>
      <text:p text:style-name="P10"><text:span text:style-name="T12"><text:tab/>Затем предостав</text:span><text:span text:style-name="T18">им</text:span><text:span text:style-name="T12"> пользователю полный доступ к базе данных.</text:span></text:p>
      <text:p text:style-name="P26"><text:tab/><text:tab/>GRANT ALL ON wpdb.* TO 'wpdbuser'@'localhost' WITH GRANT <text:tab/><text:tab/><text:tab/>OPTION;</text:p>
      <text:p text:style-name="P26"/>
      <text:p text:style-name="P10"><text:span text:style-name="T12"><text:tab/>Наконец, сохрани</text:span><text:span text:style-name="T18">м </text:span><text:span text:style-name="T12">изменения и выйд</text:span><text:span text:style-name="T18">ем</text:span><text:span text:style-name="T12">.</text:span></text:p>
      <text:p text:style-name="P12"><text:span text:style-name="T19"><text:tab/><text:tab/></text:span><text:span text:style-name="T12">FLUSH PRIVILEGES;</text:span></text:p>
      <text:p text:style-name="P14"><text:tab/><text:tab/>EXIT;</text:p>
      <text:p text:style-name="P26"><text:tab/>На этом этапе WordPress готов к загрузке и установке. Используйте <text:tab/>команды ниже, чтобы загрузить последнюю версию WordPress.</text:p>
      <text:p text:style-name="P26"><text:tab/><text:tab/>cd /tmp</text:p>
      <text:p text:style-name="P26"><text:tab/><text:tab/>wget https://wordpress.org/latest.tar.gz</text:p>
      <text:p text:style-name="P26"><text:soft-page-break/><text:tab/><text:tab/>tar -xvzf latest.tar.gz</text:p>
      <text:p text:style-name="P26"><text:tab/><text:tab/>sudo mv wordpress /var/www/wordpress</text:p>
      <text:p text:style-name="P26"/>
      <text:p text:style-name="P10"><text:span text:style-name="T12"><text:tab/></text:span><text:span text:style-name="T24">Затем запусти</text:span><text:span text:style-name="T25">м</text:span><text:span text:style-name="T24"> команду ниже, чтобы позволить </text:span><text:span text:style-name="User_20_Entry"><text:span text:style-name="T23">www-data <text:tab/></text:span></text:span><text:span text:style-name="T24">пользователю владеть каталогом WordPress</text:span></text:p>
      <text:p text:style-name="P13"><text:tab/><text:tab/>sudo chown -R www-data:www-data /var/www/wordpress/</text:p>
      <text:p text:style-name="P30"><text:tab/><text:tab/>sudo chmod -R 755 /var/www/wordpress/</text:p>
      <text:p text:style-name="Text_20_body"/>
      <text:p text:style-name="Text_20_body"><text:line-break/><text:tab/>Созда<text:span text:style-name="T26">дим</text:span> и отредактиру<text:span text:style-name="T26">ем</text:span> файл конфигурации WordPress wp-config.php.</text:p>
      <text:p text:style-name="Text_20_body"><text:tab/><text:tab/>cd /var/www/html/wordpress</text:p>
      <text:p text:style-name="Text_20_body"><text:tab/><text:tab/>mv wp-config-sample.php wp-config.php</text:p>
      <text:p text:style-name="Text_20_body"><text:tab/><text:tab/><text:span text:style-name="T26">nano</text:span> wp-config.php</text:p>
      <text:p text:style-name="Text_20_body"><text:tab/>Отредактиру<text:span text:style-name="T26">ем</text:span> информацию о соединении с базой данных MySQL, расположенную <text:tab/>на wp-config.file.</text:p>
      <text:p text:style-name="Text_20_body"><text:tab/><text:span text:style-name="T26">Проверяем работоспособность сайт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lfaxAI" svg:font-family="ColfaxAI, helvetica, sans-serif"/>
    <style:font-face style:name="Courier 10 Pitch" svg:font-family="'Courier 10 Pitch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Consolas, 'Andale Mono', 'DejaVu Sans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oppins" svg:font-family="Poppins, Arial, Helvetica, sans-serif"/>
    <style:font-face style:name="Roboto" svg:font-family="Roboto, 'San Francisco', 'Helvetica Neue', Helvetica, Arial"/>
    <style:font-face style:name="Ubuntu" svg:font-family="Ubuntu, arial, helvetica, sans-serif"/>
    <style:font-face style:name="Ubuntu Mono" svg:font-family="'Ubuntu Mono', Consolas, Monaco, Courier, monospac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88cm" fo:margin-bottom="1.51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14:28:10.781417848</meta:creation-date>
    <dc:date>2023-02-18T23:35:24.038650799</dc:date>
    <meta:editing-duration>PT25M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5" meta:paragraph-count="121" meta:word-count="727" meta:character-count="6340" meta:non-whitespace-character-count="5117"/>
  </office:meta>
</office:document-meta>
</file>